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d13e" officeooo:paragraph-rsid="001dd1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ocker commands</text:h>
      <text:p text:style-name="Standard">The Docker commands are modeled after Linux and Git, so if you have used either of these, you will find yourself at home with Docker.</text:p>
      <text:p text:style-name="Standard"/>
      <text:h text:style-name="Heading_20_3" text:outline-level="3">The daemon command</text:h>
      <text:p text:style-name="P1">mrename/xenial,xenial 1.2-12 all</text:p>
      <text:p text:style-name="P1"><text:s text:c="2"/>A tool for easy and automatic renaming of many files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08:47:51.086916567</meta:creation-date>
    <meta:generator>LibreOffice/5.1.6.2$Linux_X86_64 LibreOffice_project/10m0$Build-2</meta:generator>
    <dc:date>2018-02-26T17:34:11.008356038</dc:date>
    <meta:editing-duration>PT2H55M59S</meta:editing-duration>
    <meta:editing-cycles>1</meta:editing-cycles>
    <meta:document-statistic meta:table-count="0" meta:image-count="0" meta:object-count="0" meta:page-count="1" meta:paragraph-count="5" meta:word-count="43" meta:character-count="252" meta:non-whitespace-character-count="212"/>
  </office:meta>
</office:document-meta>
</file>